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204cm" svg:height="5.005cm" svg:x="18.257cm" svg:y="11.346cm">
            <draw:object draw:notify-on-update-of-ranges="Sheet1.D1:Sheet1.D1 Sheet1.D2:Sheet1.D11 Sheet1.E1:Sheet1.E1 Sheet1.E2:Sheet1.E11 Sheet1.F1:Sheet1.F1 Sheet1.F2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WA raw</text:p>
          </table:table-cell>
          <table:table-cell office:value-type="string" calcext:value-type="string">
            <text:p>iTrust raw</text:p>
          </table:table-cell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CWA</text:p>
          </table:table-cell>
          <table:table-cell office:value-type="string" calcext:value-type="string">
            <text:p>iTrus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1:.A$1048576];[.$D2])" office:value-type="float" office:value="42" calcext:value-type="float">
            <text:p>42</text:p>
          </table:table-cell>
          <table:table-cell table:formula="of:=COUNTIF([.B$1:.B$1048576];[.$D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1:.A$1048576];[.$D3])" office:value-type="float" office:value="23" calcext:value-type="float">
            <text:p>23</text:p>
          </table:table-cell>
          <table:table-cell table:formula="of:=COUNTIF([.B$1:.B$1048576];[.$D3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1:.A$1048576];[.$D4])" office:value-type="float" office:value="13" calcext:value-type="float">
            <text:p>13</text:p>
          </table:table-cell>
          <table:table-cell table:formula="of:=COUNTIF([.B$1:.B$1048576];[.$D4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1:.A$1048576];[.$D5])" office:value-type="float" office:value="4" calcext:value-type="float">
            <text:p>4</text:p>
          </table:table-cell>
          <table:table-cell table:formula="of:=COUNTIF([.B$1:.B$1048576];[.$D5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1:.A$1048576];[.$D6])" office:value-type="float" office:value="12" calcext:value-type="float">
            <text:p>12</text:p>
          </table:table-cell>
          <table:table-cell table:formula="of:=COUNTIF([.B$1:.B$1048576];[.$D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1:.A$1048576];[.$D7])" office:value-type="float" office:value="1" calcext:value-type="float">
            <text:p>1</text:p>
          </table:table-cell>
          <table:table-cell table:formula="of:=COUNTIF([.B$1:.B$1048576];[.$D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1:.A$1048576];[.$D8])" office:value-type="float" office:value="3" calcext:value-type="float">
            <text:p>3</text:p>
          </table:table-cell>
          <table:table-cell table:formula="of:=COUNTIF([.B$1:.B$1048576];[.$D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1:.A$1048576];[.$D9])" office:value-type="float" office:value="1" calcext:value-type="float">
            <text:p>1</text:p>
          </table:table-cell>
          <table:table-cell table:formula="of:=COUNTIF([.B$1:.B$1048576];[.$D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1:.A$1048576];[.$D10])" office:value-type="float" office:value="1" calcext:value-type="float">
            <text:p>1</text:p>
          </table:table-cell>
          <table:table-cell table:formula="of:=COUNTIF([.B$1:.B$1048576];[.$D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1:.A$1048576];[.$D11])" office:value-type="float" office:value="0" calcext:value-type="float">
            <text:p>0</text:p>
          </table:table-cell>
          <table:table-cell table:formula="of:=COUNTIF([.B$1:.B$1048576];[.$D1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gt; 1</text:p>
          </table:table-cell>
          <table:table-cell table:formula="of:=SUM([.E3:.E11])" office:value-type="float" office:value="58" calcext:value-type="float">
            <text:p>58</text:p>
          </table:table-cell>
          <table:table-cell table:formula="of:=SUM([.F3:.F11])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 2</text:p>
          </table:table-cell>
          <table:table-cell table:formula="of:=SUM([.E4:.E$11])" office:value-type="float" office:value="35" calcext:value-type="float">
            <text:p>35</text:p>
          </table:table-cell>
          <table:table-cell table:formula="of:=SUM([.F4:.F$11])" office:value-type="float" office:value="41" calcext:value-type="float">
            <text:p>41</text:p>
          </table:table-cell>
          <table:table-cell office:value-type="string" calcext:value-type="string">
            <text:p>TOP 30/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 3</text:p>
          </table:table-cell>
          <table:table-cell table:formula="of:=SUM([.E5:.E$11])" office:value-type="float" office:value="22" calcext:value-type="float">
            <text:p>22</text:p>
          </table:table-cell>
          <table:table-cell table:formula="of:=SUM([.F5:.F$11])" office:value-type="float" office:value="31" calcext:value-type="float">
            <text:p>31</text:p>
          </table:table-cell>
          <table:table-cell office:value-type="string" calcext:value-type="string">
            <text:p>TOP 20/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gt; 4</text:p>
          </table:table-cell>
          <table:table-cell table:formula="of:=SUM([.E6:.E$11])" office:value-type="float" office:value="18" calcext:value-type="float">
            <text:p>18</text:p>
          </table:table-cell>
          <table:table-cell table:formula="of:=SUM([.F6:.F$11])" office:value-type="float" office:value="6" calcext:value-type="float">
            <text:p>6</text:p>
          </table:table-cell>
          <table:table-cell office:value-type="string" calcext:value-type="string">
            <text:p>TOP 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 5</text:p>
          </table:table-cell>
          <table:table-cell table:formula="of:=SUM([.E7:.E$11])" office:value-type="float" office:value="6" calcext:value-type="float">
            <text:p>6</text:p>
          </table:table-cell>
          <table:table-cell table:formula="of:=SUM([.F7:.F$1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 6</text:p>
          </table:table-cell>
          <table:table-cell table:formula="of:=SUM([.E8:.E$11])" office:value-type="float" office:value="5" calcext:value-type="float">
            <text:p>5</text:p>
          </table:table-cell>
          <table:table-cell table:formula="of:=SUM([.F8:.F$1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 7</text:p>
          </table:table-cell>
          <table:table-cell table:formula="of:=SUM([.E9:.E$11])" office:value-type="float" office:value="2" calcext:value-type="float">
            <text:p>2</text:p>
          </table:table-cell>
          <table:table-cell table:formula="of:=SUM([.F9:.F$1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&gt; 8</text:p>
          </table:table-cell>
          <table:table-cell table:formula="of:=SUM([.E10:.E$11])" office:value-type="float" office:value="1" calcext:value-type="float">
            <text:p>1</text:p>
          </table:table-cell>
          <table:table-cell table:formula="of:=SUM([.F10:.F$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 9</text:p>
          </table:table-cell>
          <table:table-cell table:formula="of:=SUM([.E11:.E$11])" office:value-type="float" office:value="0" calcext:value-type="float">
            <text:p>0</text:p>
          </table:table-cell>
          <table:table-cell table:formula="of:=SUM([.F11:.F$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n Peldszus</meta:initial-creator>
    <meta:creation-date>2023-06-07T10:23:49.412545334</meta:creation-date>
    <dc:date>2023-06-07T11:27:37.645192883</dc:date>
    <dc:creator>Sven Peldszus</dc:creator>
    <meta:editing-duration>PT53M38S</meta:editing-duration>
    <meta:editing-cycles>2</meta:editing-cycles>
    <meta:generator>LibreOffice/7.3.7.2$Linux_X86_64 LibreOffice_project/30$Build-2</meta:generator>
    <meta:document-statistic meta:table-count="1" meta:cell-count="2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05cm" svg:height="5.006cm" xlink:href=".." xlink:type="simple" chart:class="chart:bar" chart:style-name="ch1">
        <chart:legend chart:legend-position="end" svg:x="9.737cm" svg:y="0.21cm" style:legend-expansion="custom" svg:width="2.152cm" svg:height="0.888cm" style:legend-expansion-aspect-ratio="2.42342342342342" chart:style-name="ch2"/>
        <chart:plot-area chart:style-name="ch3" table:cell-range-address="Sheet1.D1:Sheet1.F11" chart:data-source-has-labels="both" svg:x="0.095cm" svg:y="0.011cm" svg:width="11.914cm" svg:height="4.91cm">
          <chart:coordinate-region svg:x="0.716cm" svg:y="0.21cm" svg:width="11.293cm" svg:height="4.064cm"/>
          <chart:axis chart:dimension="x" chart:name="primary-x" chart:style-name="ch4" chartooo:axis-type="auto">
            <chartooo:date-scale/>
            <chart:categories table:cell-range-address="Sheet1.D2:Sheet1.D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1" chart:label-cell-address="Sheet1.E1:Sheet1.E1" chart:class="chart:bar">
            <chart:data-point chart:repeated="10"/>
          </chart:series>
          <chart:series chart:style-name="ch8" chart:values-cell-range-address="Sheet1.F2:Sheet1.F11" chart:label-cell-address="Sheet1.F1:Sheet1.F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WA</text:p>
                <draw:g>
                  <svg:desc>Sheet1.E1:Sheet1.E1</svg:desc>
                </draw:g>
              </table:table-cell>
              <table:table-cell office:value-type="string">
                <text:p>iTru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2:Sheet1.D11</svg:desc>
                </draw:g>
              </table:table-cell>
              <table:table-cell office:value-type="float" office:value="42">
                <text:p>42</text:p>
                <draw:g>
                  <svg:desc>Sheet1.E2:Sheet1.E11</svg:desc>
                </draw:g>
              </table:table-cell>
              <table:table-cell office:value-type="float" office:value="15">
                <text:p>15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